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1cm" svg:height="1cm" svg:x="9.25cm" svg:y="2.5cm">
          <text:p text:style-name="P1"><text:span text:style-name="T1">R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2" draw:layer="layout" svg:width="3cm" svg:height="1.5cm" svg:x="3.25cm" svg:y="7cm">
          <text:p text:style-name="P2">Category</text:p>
          <text:p text:style-name="P2">Books</text:p>
          <text:p text:style-name="P2">Value: 101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cm" svg:height="1.5cm" svg:x="12.75cm" svg:y="7cm">
          <text:p text:style-name="P2">Category</text:p>
          <text:p text:style-name="P2">Theatre</text:p>
          <text:p text:style-name="P2">Value : 12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cm" svg:height="1.5cm" svg:x="8cm" svg:y="7cm">
          <text:p text:style-name="P2">Category</text:p>
          <text:p text:style-name="P2">Home</text:p>
          <text:p text:style-name="P2">Value : 504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9.749cm" svg:y1="3.5cm" svg:x2="4.75cm" svg:y2="7cm" draw:start-shape="id1" draw:start-glue-point="8" draw:end-shape="id2" draw:end-glue-point="0" svg:d="m9749 3500v502l-4999 2497v501">
          <text:p/>
        </draw:connector>
        <draw:connector draw:style-name="gr2" draw:text-style-name="P3" draw:layer="layout" draw:type="lines" svg:x1="9.749cm" svg:y1="3.5cm" svg:x2="14.25cm" svg:y2="7cm" draw:start-shape="id1" draw:start-glue-point="8" draw:end-shape="id3" draw:end-glue-point="0" svg:d="m9749 3500v502l4501 2497v501">
          <text:p/>
        </draw:connector>
        <draw:connector draw:style-name="gr2" draw:text-style-name="P3" draw:layer="layout" draw:type="lines" svg:x1="9.749cm" svg:y1="3.5cm" svg:x2="9.5cm" svg:y2="7cm" draw:start-shape="id1" draw:start-glue-point="8" draw:end-shape="id4" draw:end-glue-point="0" svg:d="m9749 3500v502l-249 2497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0T13:18:54</meta:creation-date>
    <dc:date>2010-01-10T13:25:04</dc:date>
    <meta:editing-duration>PT00H06M13S</meta:editing-duration>
    <meta:editing-cycles>1</meta:editing-cycles>
    <meta:document-statistic meta:object-count="7"/>
    <meta:generator>OpenOffice.org/3.1$Linux OpenOffice.org_project/310m19$Build-9420</meta:generator>
  </office:meta>
</office:document-meta>
</file>